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standard">
      <style:graphic-properties draw:stroke="none" svg:stroke-width="0.035cm" draw:stroke-linejoin="miter" draw:fill="solid" draw:fill-color="#ff0000"/>
    </style:style>
    <style:style style:name="gr6" style:family="graphic" style:parent-style-name="standard">
      <style:graphic-properties draw:stroke="solid" svg:stroke-width="0.035cm" svg:stroke-color="#1a1a29" draw:stroke-linejoin="miter" draw:fill="solid" draw:fill-color="#000000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gr1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381cm"/>
    </style:style>
    <style:style style:name="gr12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color="#ffffff"/>
    </style:style>
    <style:style style:name="T1" style:family="text">
      <style:text-properties fo:font-variant="normal" fo:text-transform="none" fo:color="#000000" fo:font-size="12pt" fo:font-style="normal" fo:font-weight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.494cm" svg:height="18.669cm" svg:x="2.753cm" svg:y="5.478cm">
            <text:p/>
            <draw:enhanced-geometry svg:viewBox="0 0 21600 21600" draw:type="rectangle" draw:enhanced-path="M 0 0 L 21600 0 21600 21600 0 21600 0 0 Z N"/>
          </draw:custom-shape>
          <draw:polygon draw:style-name="gr2" draw:layer="layout" svg:width="12.2cm" svg:height="12.2cm" svg:x="4.395cm" svg:y="8.644cm" svg:viewBox="0 0 12201 12201" draw:points="6101,12201 0,12201 0,0 12201,0 12201,12201">
            <text:p/>
          </draw:polygon>
          <draw:polygon draw:style-name="gr3" draw:layer="layout" svg:width="7.8cm" svg:height="7.8cm" svg:x="6.595cm" svg:y="10.844cm" svg:viewBox="0 0 7801 7801" draw:points="3901,7801 0,7801 0,0 7801,0 7801,7801">
            <text:p/>
          </draw:polygon>
          <draw:path draw:style-name="gr4" draw:layer="layout" svg:width="1.8cm" svg:height="1.8cm" svg:x="4.595cm" svg:y="8.844cm" svg:viewBox="0 0 1801 1801" svg:d="M1801 901c0 165-38 306-121 450-83 143-186 246-329 329-144 83-285 121-450 121-166 0-307-38-451-121-143-83-246-186-329-329-83-144-121-285-121-450 0-166 38-307 121-451 83-143 186-246 329-329 144-83 285-121 451-121 165 0 306 38 450 121 143 83 246 186 329 329 83 144 121 285 121 450z">
            <text:p/>
          </draw:path>
          <draw:path draw:style-name="gr4" draw:layer="layout" svg:width="1.8cm" svg:height="1.8cm" svg:x="4.595cm" svg:y="18.844cm" svg:viewBox="0 0 1801 1801" svg:d="M1801 900c0 166-38 307-121 451-83 143-186 246-329 329-144 83-285 121-450 121-166 0-307-38-451-121-143-83-246-186-329-329-83-144-121-285-121-451 0-165 38-306 121-450 83-143 186-246 329-329 144-83 285-121 451-121 165 0 306 38 450 121 143 83 246 186 329 329 83 144 121 285 121 450z">
            <text:p/>
          </draw:path>
          <draw:path draw:style-name="gr4" draw:layer="layout" svg:width="1.8cm" svg:height="1.8cm" svg:x="14.595cm" svg:y="8.844cm" svg:viewBox="0 0 1801 1801" svg:d="M1801 901c0 165-38 306-121 450-83 143-186 246-329 329-144 83-285 121-451 121-165 0-306-38-450-121-143-83-246-186-329-329-83-144-121-285-121-450 0-166 38-307 121-451 83-143 186-246 329-329 144-83 285-121 450-121 166 0 307 38 451 121 143 83 246 186 329 329 83 144 121 285 121 450z">
            <text:p/>
          </draw:path>
          <draw:path draw:style-name="gr4" draw:layer="layout" svg:width="1.8cm" svg:height="1.8cm" svg:x="14.595cm" svg:y="18.844cm" svg:viewBox="0 0 1801 1801" svg:d="M1801 900c0 166-38 307-121 451-83 143-186 246-329 329-144 83-285 121-451 121-165 0-306-38-450-121-143-83-246-186-329-329-83-144-121-285-121-451 0-165 38-306 121-450 83-143 186-246 329-329 144-83 285-121 450-121 166 0 307 38 451 121 143 83 246 186 329 329 83 144 121 285 121 450z">
            <text:p/>
          </draw:path>
          <draw:path draw:style-name="gr4" draw:layer="layout" svg:width="1.8cm" svg:height="1.8cm" svg:x="8.595cm" svg:y="8.844cm" svg:viewBox="0 0 1801 1801" svg:d="M1801 901c0 165-38 306-121 450-83 143-186 246-329 329-144 83-285 121-450 121-166 0-307-38-451-121-143-83-246-186-329-329-83-144-121-285-121-450 0-166 38-307 121-451 83-143 186-246 329-329 144-83 285-121 450-121 166 0 307 38 451 121 143 83 246 186 329 329 83 144 121 285 121 450z">
            <text:p/>
          </draw:path>
          <draw:path draw:style-name="gr4" draw:layer="layout" svg:width="1.8cm" svg:height="1.8cm" svg:x="4.595cm" svg:y="12.844cm" svg:viewBox="0 0 1801 1801" svg:d="M1801 901c0 165-38 306-121 450-83 143-186 246-329 329-144 83-285 121-450 121-166 0-307-38-451-121-143-83-246-186-329-329-83-144-121-285-121-450 0-166 38-307 121-451 83-143 186-246 329-329 144-83 285-121 451-121 165 0 306 38 450 121 143 83 246 186 329 329 83 144 121 285 121 450z">
            <text:p/>
          </draw:path>
          <draw:path draw:style-name="gr4" draw:layer="layout" svg:width="1.8cm" svg:height="1.8cm" svg:x="10.595cm" svg:y="8.844cm" svg:viewBox="0 0 1801 1801" svg:d="M1801 901c0 165-38 306-121 450-83 143-186 246-329 329-144 83-285 121-450 121-166 0-307-38-451-121-143-83-246-186-329-329-83-144-121-285-121-450 0-166 38-307 121-451 83-143 186-246 329-329 144-83 285-121 450-121 166 0 307 38 451 121 143 83 246 186 329 329 83 144 121 285 121 450z">
            <text:p/>
          </draw:path>
          <draw:path draw:style-name="gr4" draw:layer="layout" svg:width="1.8cm" svg:height="1.8cm" svg:x="4.595cm" svg:y="14.844cm" svg:viewBox="0 0 1801 1801" svg:d="M1801 901c0 165-38 306-121 450-83 143-186 246-329 329-144 83-285 121-450 121-166 0-307-38-451-121-143-83-246-186-329-329-83-144-121-285-121-450 0-166 38-307 121-451 83-143 186-246 329-329 144-83 285-121 451-121 165 0 306 38 450 121 143 83 246 186 329 329 83 144 121 285 121 450z">
            <text:p/>
          </draw:path>
          <draw:path draw:style-name="gr4" draw:layer="layout" svg:width="1.8cm" svg:height="1.8cm" svg:x="7.595cm" svg:y="18.844cm" svg:viewBox="0 0 1801 1801" svg:d="M1801 900c0 166-38 307-121 451-83 143-186 246-329 329-144 83-285 121-450 121-166 0-307-38-451-121-143-83-246-186-329-329-83-144-121-285-121-451 0-165 38-306 121-450 83-143 186-246 329-329 144-83 285-121 450-121 166 0 307 38 451 121 143 83 246 186 329 329 83 144 121 285 121 450z">
            <text:p/>
          </draw:path>
          <draw:path draw:style-name="gr4" draw:layer="layout" svg:width="1.8cm" svg:height="1.8cm" svg:x="14.595cm" svg:y="11.844cm" svg:viewBox="0 0 1801 1801" svg:d="M1801 901c0 165-38 306-121 450-83 143-186 246-329 329-144 83-285 121-451 121-165 0-306-38-450-121-143-83-246-186-329-329-83-144-121-285-121-450 0-166 38-307 121-451 83-143 186-246 329-329 144-83 285-121 450-121 166 0 307 38 451 121 143 83 246 186 329 329 83 144 121 285 121 450z">
            <text:p/>
          </draw:path>
          <draw:path draw:style-name="gr4" draw:layer="layout" svg:width="1.8cm" svg:height="1.8cm" svg:x="11.595cm" svg:y="18.844cm" svg:viewBox="0 0 1801 1801" svg:d="M1801 900c0 166-38 307-121 451-83 143-186 246-329 329-144 83-285 121-450 121-166 0-307-38-451-121-143-83-246-186-329-329-83-144-121-285-121-451 0-165 38-306 121-450 83-143 186-246 329-329 144-83 285-121 450-121 166 0 307 38 451 121 143 83 246 186 329 329 83 144 121 285 121 450z">
            <text:p/>
          </draw:path>
          <draw:path draw:style-name="gr4" draw:layer="layout" svg:width="1.8cm" svg:height="1.8cm" svg:x="14.595cm" svg:y="15.844cm" svg:viewBox="0 0 1801 1801" svg:d="M1801 901c0 165-38 306-121 450-83 143-186 246-329 329-144 83-285 121-451 121-165 0-306-38-450-121-143-83-246-186-329-329-83-144-121-285-121-450 0-166 38-307 121-451 83-143 186-246 329-329 144-83 285-121 450-121 166 0 307 38 451 121 143 83 246 186 329 329 83 144 121 285 121 450z">
            <text:p/>
          </draw:path>
          <draw:path draw:style-name="gr5" draw:layer="layout" svg:width="0.1cm" svg:height="0.1cm" svg:x="10.445cm" svg:y="14.694cm" svg:viewBox="0 0 101 101" svg:d="M101 51c0 9-2 17-7 25-4 8-10 14-18 18-8 5-16 7-25 7-10 0-18-2-26-7-8-4-14-10-18-18-5-8-7-16-7-25 0-10 2-18 7-26 4-8 10-14 18-18 8-5 16-7 26-7 9 0 17 2 25 7 8 4 14 10 18 18 5 8 7 16 7 26z">
            <text:p/>
          </draw:path>
          <draw:line draw:style-name="gr6" draw:layer="layout" svg:x1="10.495cm" svg:y1="14.744cm" svg:x2="12.495cm" svg:y2="14.744cm">
            <text:p/>
          </draw:line>
          <draw:line draw:style-name="gr6" draw:layer="layout" svg:x1="10.495cm" svg:y1="14.744cm" svg:x2="10.495cm" svg:y2="12.744cm">
            <text:p/>
          </draw:line>
          <draw:frame draw:style-name="gr7" draw:layer="layout" svg:width="0.214cm" svg:height="0.479cm" svg:x="12.595cm" svg:y="14.462cm">
            <draw:text-box>
              <text:p text:style-name="P2"><text:span text:style-name="T1">x</text:span></text:p>
            </draw:text-box>
          </draw:frame>
          <draw:frame draw:style-name="gr7" draw:layer="layout" svg:width="0.214cm" svg:height="0.479cm" svg:x="10.495cm" svg:y="12.262cm">
            <draw:text-box>
              <text:p text:style-name="P2"><text:span text:style-name="T1">y</text:span></text:p>
            </draw:text-box>
          </draw:frame>
          <draw:line draw:style-name="gr8" draw:text-style-name="P3" draw:layer="layout" svg:x1="5.42cm" svg:y1="8.283cm" svg:x2="15.58cm" svg:y2="8.283cm">
            <text:p text:style-name="P1"><text:span text:style-name="T2">100</text:span></text:p>
          </draw:line>
          <draw:line draw:style-name="gr8" draw:text-style-name="P3" draw:layer="layout" svg:x1="5.393cm" svg:y1="7.721cm" svg:x2="11.389cm" svg:y2="7.721cm">
            <text:p text:style-name="P1"><text:span text:style-name="T2">60</text:span></text:p>
          </draw:line>
          <draw:line draw:style-name="gr8" draw:text-style-name="P3" draw:layer="layout" svg:x1="5.393cm" svg:y1="7.059cm" svg:x2="9.484cm" svg:y2="7.059cm">
            <text:p text:style-name="P1"><text:span text:style-name="T2">40</text:span></text:p>
          </draw:line>
          <draw:line draw:style-name="gr8" draw:text-style-name="P3" draw:layer="layout" svg:x1="5.293cm" svg:y1="21.353cm" svg:x2="15.453cm" svg:y2="21.353cm">
            <text:p text:style-name="P1"><text:span text:style-name="T2">100</text:span></text:p>
          </draw:line>
          <draw:line draw:style-name="gr8" draw:text-style-name="P3" draw:layer="layout" svg:x1="5.393cm" svg:y1="22.115cm" svg:x2="12.532cm" svg:y2="22.115cm">
            <text:p text:style-name="P1"><text:span text:style-name="T2">70</text:span></text:p>
          </draw:line>
          <draw:line draw:style-name="gr8" draw:text-style-name="P3" draw:layer="layout" svg:x1="5.393cm" svg:y1="22.877cm" svg:x2="8.595cm" svg:y2="22.877cm">
            <text:p text:style-name="P1"><text:span text:style-name="T2">30</text:span></text:p>
          </draw:line>
          <draw:frame draw:style-name="gr9" draw:text-style-name="P4" draw:layer="layout" svg:width="11.811cm" svg:height="0.889cm" svg:x="5.293cm" svg:y="5.605cm">
            <draw:text-box>
              <text:p text:style-name="P4"><text:span text:style-name="T3">Cross-ratio top and left sides = (40/60)/(60/40) = 0.4444...</text:span></text:p>
            </draw:text-box>
          </draw:frame>
          <draw:frame draw:style-name="gr9" draw:text-style-name="P4" draw:layer="layout" svg:width="12.126cm" svg:height="0.889cm" svg:x="5.486cm" svg:y="23.334cm">
            <draw:text-box>
              <text:p text:style-name="P4"><text:span text:style-name="T3">Cross-ratio bottom and right sides = (30/70)/(70/30) = 0.1837</text:span></text:p>
            </draw:text-box>
          </draw:frame>
          <draw:line draw:style-name="gr10" draw:text-style-name="P1" draw:layer="layout" svg:x1="3.769cm" svg:y1="8.907cm" svg:x2="3.769cm" svg:y2="10.558cm">
            <text:p/>
          </draw:line>
          <draw:frame draw:style-name="gr11" draw:text-style-name="P5" draw:layer="layout" svg:width="1.27cm" svg:height="0.649cm" svg:x="3.515cm" svg:y="9.419cm">
            <draw:text-box>
              <text:p text:style-name="P5"><text:span text:style-name="T2">18</text:span></text:p>
            </draw:text-box>
          </draw:frame>
          <draw:line draw:style-name="gr8" draw:text-style-name="P3" draw:layer="layout" svg:x1="4.404cm" svg:y1="11.828cm" svg:x2="6.563cm" svg:y2="11.828cm">
            <text:p text:style-name="P3"><text:span text:style-name="T2">22</text:span></text:p>
          </draw:line>
          <draw:frame draw:style-name="gr12" draw:text-style-name="P6" draw:layer="layout" svg:width="0.889cm" svg:height="1.266cm" svg:x="5.039cm" svg:y="9.161cm">
            <draw:text-box>
              <text:p text:style-name="P6"><text:span text:style-name="T4">A</text:span></text:p>
            </draw:text-box>
          </draw:frame>
          <draw:frame draw:style-name="gr12" draw:text-style-name="P6" draw:layer="layout" svg:width="0.889cm" svg:height="1.266cm" svg:x="11.008cm" svg:y="9.165cm">
            <draw:text-box>
              <text:p text:style-name="P6"><text:span text:style-name="T4">C</text:span></text:p>
            </draw:text-box>
          </draw:frame>
          <draw:frame draw:style-name="gr12" draw:text-style-name="P6" draw:layer="layout" svg:width="0.889cm" svg:height="1.266cm" svg:x="15.072cm" svg:y="9.165cm">
            <draw:text-box>
              <text:p text:style-name="P6"><text:span text:style-name="T4">D</text:span></text:p>
            </draw:text-box>
          </draw:frame>
          <draw:frame draw:style-name="gr12" draw:text-style-name="P6" draw:layer="layout" svg:width="0.889cm" svg:height="1.266cm" svg:x="8.976cm" svg:y="9.165cm">
            <draw:text-box>
              <text:p text:style-name="P6"><text:span text:style-name="T4">B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5-23T15:28:45.895578647</dc:date>
    <meta:generator>LibreOffice/4.2.8.2$Linux_X86_64 LibreOffice_project/420m0$Build-2</meta:generator>
    <meta:editing-duration>P0D</meta:editing-duration>
    <meta:editing-cycles>1</meta:editing-cycles>
    <meta:document-statistic meta:object-count="36"/>
  </office:meta>
</office:document-meta>
</file>